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text-properties officeooo:paragraph-rsid="06a3ad4e"/>
    </style:style>
    <style:style style:name="P2" style:family="paragraph" style:parent-style-name="Standard" style:list-style-name="L1">
      <style:text-properties officeooo:paragraph-rsid="06a58d99"/>
    </style:style>
    <style:style style:name="P3" style:family="paragraph" style:parent-style-name="Standard" style:list-style-name="L1">
      <style:text-properties officeooo:paragraph-rsid="069c5b5a"/>
    </style:style>
    <style:style style:name="P4" style:family="paragraph" style:parent-style-name="Standard" style:list-style-name="L1">
      <style:text-properties officeooo:paragraph-rsid="06afb99e"/>
    </style:style>
    <style:style style:name="P5" style:family="paragraph" style:parent-style-name="Standard" style:list-style-name="L1">
      <style:text-properties officeooo:paragraph-rsid="069f5975"/>
    </style:style>
    <style:style style:name="P6" style:family="paragraph" style:parent-style-name="Standard" style:list-style-name="L1">
      <style:text-properties officeooo:paragraph-rsid="06a125b4"/>
    </style:style>
    <style:style style:name="P7" style:family="paragraph" style:parent-style-name="Standard" style:list-style-name="L1">
      <style:text-properties officeooo:paragraph-rsid="06ad8aa0"/>
    </style:style>
    <style:style style:name="P8" style:family="paragraph" style:parent-style-name="Standard" style:list-style-name="L1">
      <style:text-properties officeooo:paragraph-rsid="06ae7498"/>
    </style:style>
    <style:style style:name="P9" style:family="paragraph" style:parent-style-name="Standard" style:list-style-name="L1">
      <style:text-properties officeooo:paragraph-rsid="06b370ea"/>
    </style:style>
    <style:style style:name="P10" style:family="paragraph" style:parent-style-name="Standard" style:list-style-name="L1">
      <style:text-properties officeooo:paragraph-rsid="06b3a4e4"/>
    </style:style>
    <style:style style:name="P11" style:family="paragraph" style:parent-style-name="Standard" style:list-style-name="L1">
      <style:text-properties officeooo:paragraph-rsid="07841bac"/>
    </style:style>
    <style:style style:name="P12" style:family="paragraph" style:parent-style-name="Standard" style:list-style-name="L1">
      <style:text-properties officeooo:paragraph-rsid="06b4043d"/>
    </style:style>
    <style:style style:name="P13" style:family="paragraph" style:parent-style-name="Standard" style:list-style-name="L1">
      <style:text-properties officeooo:paragraph-rsid="06b67a01"/>
    </style:style>
    <style:style style:name="P14" style:family="paragraph" style:parent-style-name="Standard" style:list-style-name="L1">
      <style:text-properties officeooo:paragraph-rsid="077bbc9e"/>
    </style:style>
    <style:style style:name="P15" style:family="paragraph" style:parent-style-name="Standard" style:list-style-name="L1">
      <style:text-properties officeooo:paragraph-rsid="078654d8"/>
    </style:style>
    <style:style style:name="P16" style:family="paragraph" style:parent-style-name="Standard" style:list-style-name="L1">
      <style:text-properties officeooo:paragraph-rsid="06b82dee"/>
    </style:style>
    <style:style style:name="P17" style:family="paragraph" style:parent-style-name="Standard" style:list-style-name="L1">
      <style:text-properties officeooo:paragraph-rsid="06b69214"/>
    </style:style>
    <style:style style:name="P18" style:family="paragraph" style:parent-style-name="Standard" style:list-style-name="L1">
      <style:text-properties officeooo:paragraph-rsid="06bb2fbc"/>
    </style:style>
    <style:style style:name="P19" style:family="paragraph" style:parent-style-name="Standard" style:list-style-name="L1">
      <style:text-properties officeooo:paragraph-rsid="06c2baee"/>
    </style:style>
    <style:style style:name="P20" style:family="paragraph" style:parent-style-name="Standard" style:list-style-name="L1">
      <style:text-properties officeooo:paragraph-rsid="06cdbb56"/>
    </style:style>
    <style:style style:name="P21" style:family="paragraph" style:parent-style-name="Standard" style:list-style-name="L1">
      <style:text-properties officeooo:paragraph-rsid="06c84669"/>
    </style:style>
    <style:style style:name="P22" style:family="paragraph" style:parent-style-name="Standard" style:list-style-name="L1">
      <style:text-properties officeooo:paragraph-rsid="06d7b237"/>
    </style:style>
    <style:style style:name="P23" style:family="paragraph" style:parent-style-name="Standard" style:list-style-name="L1">
      <style:text-properties officeooo:paragraph-rsid="06dd02ab"/>
    </style:style>
    <style:style style:name="P24" style:family="paragraph" style:parent-style-name="Standard" style:list-style-name="L1">
      <style:text-properties officeooo:paragraph-rsid="06dd12ba"/>
    </style:style>
    <style:style style:name="P25" style:family="paragraph" style:parent-style-name="Standard" style:list-style-name="L1">
      <style:text-properties officeooo:paragraph-rsid="06e113ae"/>
    </style:style>
    <style:style style:name="P26" style:family="paragraph" style:parent-style-name="Standard" style:list-style-name="L1">
      <style:text-properties officeooo:paragraph-rsid="06e0db32"/>
    </style:style>
    <style:style style:name="P27" style:family="paragraph" style:parent-style-name="Standard" style:list-style-name="L1">
      <style:text-properties officeooo:paragraph-rsid="06df6dec"/>
    </style:style>
    <style:style style:name="P28" style:family="paragraph" style:parent-style-name="Standard" style:list-style-name="L1">
      <style:text-properties officeooo:paragraph-rsid="077e0895"/>
    </style:style>
    <style:style style:name="P29" style:family="paragraph" style:parent-style-name="Standard" style:list-style-name="L1">
      <style:text-properties officeooo:paragraph-rsid="06e5fb49"/>
    </style:style>
    <style:style style:name="P30" style:family="paragraph" style:parent-style-name="Standard" style:list-style-name="L1">
      <style:text-properties officeooo:paragraph-rsid="06e791cd"/>
    </style:style>
    <style:style style:name="P31" style:family="paragraph" style:parent-style-name="Standard" style:list-style-name="L1">
      <style:text-properties officeooo:paragraph-rsid="06e8c230"/>
    </style:style>
    <style:style style:name="P32" style:family="paragraph" style:parent-style-name="Standard" style:list-style-name="L1">
      <style:text-properties officeooo:paragraph-rsid="07512099"/>
    </style:style>
    <style:style style:name="P33" style:family="paragraph" style:parent-style-name="Standard" style:list-style-name="L1">
      <style:text-properties officeooo:paragraph-rsid="0755e019"/>
    </style:style>
    <style:style style:name="P34" style:family="paragraph" style:parent-style-name="Standard" style:list-style-name="L1">
      <style:text-properties officeooo:paragraph-rsid="0751d8aa"/>
    </style:style>
    <style:style style:name="P35" style:family="paragraph" style:parent-style-name="Standard" style:list-style-name="L1">
      <style:text-properties officeooo:paragraph-rsid="07916129"/>
    </style:style>
    <style:style style:name="P36" style:family="paragraph" style:parent-style-name="Standard" style:list-style-name="L1">
      <style:text-properties officeooo:paragraph-rsid="0753d543"/>
    </style:style>
    <style:style style:name="P37" style:family="paragraph" style:parent-style-name="Standard" style:list-style-name="L1">
      <style:text-properties officeooo:paragraph-rsid="07581cf8"/>
    </style:style>
    <style:style style:name="P38" style:family="paragraph" style:parent-style-name="Standard" style:list-style-name="L1">
      <style:text-properties officeooo:paragraph-rsid="075b67f4"/>
    </style:style>
    <style:style style:name="P39" style:family="paragraph" style:parent-style-name="Standard" style:list-style-name="L1">
      <style:text-properties officeooo:paragraph-rsid="075f72ab"/>
    </style:style>
    <style:style style:name="P40" style:family="paragraph" style:parent-style-name="Standard" style:list-style-name="L1">
      <style:text-properties officeooo:paragraph-rsid="0760dc16"/>
    </style:style>
    <style:style style:name="P41" style:family="paragraph" style:parent-style-name="Standard" style:list-style-name="L1">
      <style:text-properties officeooo:paragraph-rsid="07647328"/>
    </style:style>
    <style:style style:name="P42" style:family="paragraph" style:parent-style-name="Standard" style:list-style-name="L1">
      <style:text-properties officeooo:paragraph-rsid="0767ded4"/>
    </style:style>
    <style:style style:name="P43" style:family="paragraph" style:parent-style-name="Standard" style:list-style-name="L1">
      <style:text-properties officeooo:paragraph-rsid="07690ad6"/>
    </style:style>
    <style:style style:name="P44" style:family="paragraph" style:parent-style-name="Standard" style:list-style-name="L1">
      <style:text-properties officeooo:paragraph-rsid="076ab46b"/>
    </style:style>
    <style:style style:name="P45" style:family="paragraph" style:parent-style-name="Standard" style:list-style-name="L1">
      <style:text-properties officeooo:paragraph-rsid="0701b2b2"/>
    </style:style>
    <style:style style:name="P46" style:family="paragraph" style:parent-style-name="Standard" style:list-style-name="L1">
      <style:text-properties officeooo:paragraph-rsid="06ed8a10"/>
    </style:style>
    <style:style style:name="P47" style:family="paragraph" style:parent-style-name="Standard" style:list-style-name="L1">
      <style:text-properties officeooo:paragraph-rsid="07784bed"/>
    </style:style>
    <style:style style:name="P48" style:family="paragraph" style:parent-style-name="Standard" style:list-style-name="L1">
      <style:text-properties officeooo:paragraph-rsid="07141c87"/>
    </style:style>
    <style:style style:name="P49" style:family="paragraph" style:parent-style-name="Standard" style:list-style-name="L1">
      <style:text-properties officeooo:paragraph-rsid="0798040b"/>
    </style:style>
    <style:style style:name="P50" style:family="paragraph" style:parent-style-name="Standard" style:list-style-name="L1">
      <style:text-properties officeooo:paragraph-rsid="079f36a5"/>
    </style:style>
    <style:style style:name="P51" style:family="paragraph" style:parent-style-name="Standard" style:list-style-name="L1">
      <style:text-properties officeooo:paragraph-rsid="07a34583"/>
    </style:style>
    <style:style style:name="P52" style:family="paragraph" style:parent-style-name="Standard" style:list-style-name="L1">
      <style:text-properties officeooo:paragraph-rsid="07a46b3d"/>
    </style:style>
    <style:style style:name="P53" style:family="paragraph" style:parent-style-name="Standard" style:list-style-name="L1">
      <style:text-properties officeooo:paragraph-rsid="07a4a873"/>
    </style:style>
    <style:style style:name="P54" style:family="paragraph" style:parent-style-name="Standard" style:list-style-name="L1">
      <style:text-properties officeooo:paragraph-rsid="07a867a0"/>
    </style:style>
    <style:style style:name="P55" style:family="paragraph" style:parent-style-name="Standard" style:list-style-name="L1">
      <style:text-properties officeooo:paragraph-rsid="07a9bf3a"/>
    </style:style>
    <style:style style:name="P56" style:family="paragraph" style:parent-style-name="Standard" style:list-style-name="L1">
      <style:text-properties officeooo:paragraph-rsid="07ab9de0"/>
    </style:style>
    <style:style style:name="P57" style:family="paragraph" style:parent-style-name="Standard" style:list-style-name="L1">
      <style:text-properties officeooo:rsid="03ce45d1" officeooo:paragraph-rsid="069c5b5a"/>
    </style:style>
    <style:style style:name="P58" style:family="paragraph" style:parent-style-name="Standard" style:list-style-name="L1">
      <style:text-properties officeooo:rsid="03ce45d1" officeooo:paragraph-rsid="06a3ad4e"/>
    </style:style>
    <style:style style:name="P59" style:family="paragraph" style:parent-style-name="Standard" style:list-style-name="L1">
      <style:text-properties officeooo:rsid="03ce45d1" officeooo:paragraph-rsid="077bbc9e"/>
    </style:style>
    <style:style style:name="P60" style:family="paragraph" style:parent-style-name="Standard" style:list-style-name="L1">
      <style:text-properties officeooo:rsid="03ce45d1" officeooo:paragraph-rsid="077e0895"/>
    </style:style>
    <style:style style:name="P61" style:family="paragraph" style:parent-style-name="Standard" style:list-style-name="L1">
      <style:text-properties officeooo:rsid="041573b8" officeooo:paragraph-rsid="069c5b5a"/>
    </style:style>
    <style:style style:name="P62" style:family="paragraph" style:parent-style-name="Standard" style:list-style-name="L1">
      <style:text-properties officeooo:rsid="06d87f64" officeooo:paragraph-rsid="06d87f64"/>
    </style:style>
    <style:style style:name="P63" style:family="paragraph" style:parent-style-name="Standard" style:list-style-name="L1">
      <style:text-properties officeooo:rsid="06d87f64" officeooo:paragraph-rsid="078e6ec1"/>
    </style:style>
    <style:style style:name="P64" style:family="paragraph" style:parent-style-name="Standard" style:list-style-name="L1">
      <style:text-properties officeooo:rsid="06d87f64" officeooo:paragraph-rsid="078c3abf"/>
    </style:style>
    <style:style style:name="P65" style:family="paragraph" style:parent-style-name="Standard" style:list-style-name="L1">
      <style:text-properties officeooo:rsid="06d87f64" officeooo:paragraph-rsid="078d7ea0"/>
    </style:style>
    <style:style style:name="P66" style:family="paragraph" style:parent-style-name="Standard">
      <style:paragraph-properties fo:text-align="center" style:justify-single-word="false"/>
      <style:text-properties style:font-name="DejaVu Sans" fo:font-size="9pt" fo:font-weight="bold" officeooo:rsid="069b043b" officeooo:paragraph-rsid="05e03c3c" style:font-size-asian="9pt" style:font-weight-asian="bold" style:font-size-complex="9pt" style:font-weight-complex="bold"/>
    </style:style>
    <style:style style:name="P67"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T1" style:family="text">
      <style:text-properties fo:color="#000000" style:text-line-through-style="none" style:text-line-through-type="none" style:text-underline-style="none" fo:font-weight="normal" officeooo:rsid="079f36a5" style:text-blinking="false" fo:background-color="#ffffff" loext:char-shading-value="0" style:font-name-asian="Times New Roman1" style:font-weight-asian="normal" style:font-name-complex="Arial"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9e914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a58d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b199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6afb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b290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9ef6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b3c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9f597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125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ad8a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ae749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b404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14ba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168f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175f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1ae6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1c55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1daa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1ecd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193c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22ca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2387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2422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25dd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27c3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295b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2a16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9f36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2c5d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2e37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8654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2f9c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3034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a4a8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305b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8178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b82d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6b938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a61b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6b692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a63f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c208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bcc5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cdbb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ceca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bfce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c134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6d7b2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ca1e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d756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c901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6ccf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6d00c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6d1c8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6d3aa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d75f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8e6e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8c3a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8d7e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d996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6db48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6dd02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6dd12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e113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e0db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df6d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e5fb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e6ae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6e791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6e8c2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6ec52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6ede8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707f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4cf7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4da3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500f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3ecb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0d84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1052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35bf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3738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55e0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6efd1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70cf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9074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3385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7393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53d5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7759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71cb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71d0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4267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581c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6f132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6f64f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39c3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436d4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f7ad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6ff29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6fa7e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39c7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60dc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9804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79981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99c1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9b6e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9cb3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701b2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3af1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6473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70914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70a7c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76620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70987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710ed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73b5c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767de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6f9a0b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73cd7b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76ab4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76dfe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7784b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7141c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7a867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7a969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7ad8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bold" officeooo:rsid="07a46b3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5"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6"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5"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6"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7"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ff0000" style:text-line-through-style="none" style:text-line-through-type="none" style:font-name="DejaVu Sans" fo:font-size="9pt" style:text-underline-style="none" fo:font-weight="bold" officeooo:rsid="043e82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normal" officeooo:rsid="06b3c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ff0000" style:text-line-through-style="none" style:text-line-through-type="none" style:font-name="DejaVu Sans" fo:font-size="9pt" style:text-underline-style="none" fo:font-weight="normal" officeooo:rsid="06ae749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ff0000" style:text-line-through-style="none" style:text-line-through-type="none" style:font-name="DejaVu Sans" fo:font-size="9pt" style:text-underline-style="none" fo:font-weight="normal" officeooo:rsid="06b370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ff0000" style:text-line-through-style="none" style:text-line-through-type="none" style:font-name="DejaVu Sans" fo:font-size="9pt" style:text-underline-style="none" fo:font-weight="normal" officeooo:rsid="06b3a4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ff0000" style:text-line-through-style="none" style:text-line-through-type="none" style:font-name="DejaVu Sans" fo:font-size="9pt" style:text-underline-style="none" fo:font-weight="normal" officeooo:rsid="07841b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9966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Food Panda</text:p>
      <text:p text:style-name="P67">()</text:p>
      <text:list xml:id="list7338371896684769682" text:style-name="L1">
        <text:list-item>
          <text:p text:style-name="P57"><text:span text:style-name="Source_20_Text"><text:span text:style-name="T153">What is this system and why is this used?</text:span></text:span></text:p>
          <text:p text:style-name="P57"><text:span text:style-name="Source_20_Text"><text:span text:style-name="T2">Food Panda is an online service, using which a user can make an order from the nearby restaurant <text:s/>and the get the food delivered at his door step.</text:span></text:span></text:p>
        </text:list-item>
        <text:list-item>
          <text:p text:style-name="P58"><text:span text:style-name="Source_20_Text"><text:span text:style-name="T154">Type of users:</text:span></text:span></text:p>
          <text:list>
            <text:list-item>
              <text:p text:style-name="P1"><text:span text:style-name="Source_20_Text"><text:span text:style-name="T210">Public users,</text:span></text:span></text:p>
            </text:list-item>
            <text:list-item>
              <text:p text:style-name="P58"><text:span text:style-name="Source_20_Text"><text:span text:style-name="T155">Private use</text:span></text:span><text:span text:style-name="Source_20_Text"><text:span text:style-name="T156">rs,</text:span></text:span></text:p>
              <text:p text:style-name="P1"><text:span text:style-name="Source_20_Text"><text:span text:style-name="T3">There are three types of users who will interact with this system:</text:span></text:span></text:p>
              <text:list>
                <text:list-item>
                  <text:p text:style-name="P2"><text:span text:style-name="Source_20_Text"><text:span text:style-name="T3">customer,</text:span></text:span></text:p>
                </text:list-item>
                <text:list-item>
                  <text:p text:style-name="P2"><text:span text:style-name="Source_20_Text"><text:span text:style-name="T3">vendor or restaurant,</text:span></text:span></text:p>
                </text:list-item>
                <text:list-item>
                  <text:p text:style-name="P2"><text:span text:style-name="Source_20_Text"><text:span text:style-name="T3">rider,</text:span></text:span></text:p>
                </text:list-item>
              </text:list>
            </text:list-item>
            <text:list-item>
              <text:p text:style-name="P58"><text:span text:style-name="Source_20_Text"><text:span text:style-name="T155">Admin user,</text:span></text:span></text:p>
              <text:p text:style-name="P1"><text:span text:style-name="Source_20_Text"><text:span text:style-name="T4">The informations extracted </text:span></text:span><text:span text:style-name="Source_20_Text"><text:span text:style-name="T5">from analytics data should be provided to the admin user on the dashboard and he should be able to change the </text:span></text:span><text:span text:style-name="Source_20_Text"><text:span text:style-name="T6">settings and configuration of the site.</text:span></text:span></text:p>
            </text:list-item>
          </text:list>
        </text:list-item>
        <text:list-item>
          <text:p text:style-name="P58"><text:span text:style-name="Source_20_Text"><text:span text:style-name="T157">Goals and Requirement</text:span></text:span><text:span text:style-name="Source_20_Text"><text:span text:style-name="T158">s</text:span></text:span><text:span text:style-name="Source_20_Text"><text:span text:style-name="T157"> of the system:</text:span></text:span></text:p>
          <text:list>
            <text:list-item>
              <text:p text:style-name="P3"><text:span text:style-name="Source_20_Text"><text:span text:style-name="T158">functional requirements,</text:span></text:span></text:p>
              <text:list>
                <text:list-item>
                  <text:p text:style-name="P4"><text:span text:style-name="Source_20_Text"><text:span text:style-name="T7">Customer should be able to fill his location on the website. For mobile users, </text:span></text:span><text:span text:style-name="Source_20_Text"><text:span text:style-name="T8">system should </text:span></text:span><text:span text:style-name="Source_20_Text"><text:span text:style-name="T7">be able to</text:span></text:span><text:span text:style-name="Source_20_Text"><text:span text:style-name="T8"> pick </text:span></text:span><text:span text:style-name="Source_20_Text"><text:span text:style-name="T7">the</text:span></text:span><text:span text:style-name="Source_20_Text"><text:span text:style-name="T8"> location of the user automatically </text:span></text:span><text:span text:style-name="Source_20_Text"><text:span text:style-name="T9">from </text:span></text:span><text:span text:style-name="Source_20_Text"><text:span text:style-name="T8">the app.</text:span></text:span></text:p>
                </text:list-item>
                <text:list-item>
                  <text:p text:style-name="P4"><text:span text:style-name="Source_20_Text"><text:span text:style-name="T10">List of nearby restaurants should be shown to the customer.</text:span></text:span></text:p>
                </text:list-item>
                <text:list-item>
                  <text:p text:style-name="P5"><text:span text:style-name="Source_20_Text"><text:span text:style-name="T11">C</text:span></text:span><text:span text:style-name="Source_20_Text"><text:span text:style-name="T12">ustomer should be able to order the food from a list of nearby available restaurants.</text:span></text:span></text:p>
                </text:list-item>
                <text:list-item>
                  <text:p text:style-name="P6"><text:span text:style-name="Source_20_Text"><text:span text:style-name="T13">vendor should be notified about the order. If vendor confirms the order, customer should be notified for the same.</text:span></text:span></text:p>
                </text:list-item>
                <text:list-item>
                  <text:p text:style-name="P7"><text:span text:style-name="Source_20_Text"><text:span text:style-name="T14">Once the order is about to ready, the rider should be notified about the order.</text:span></text:span></text:p>
                </text:list-item>
                <text:list-item>
                  <text:p text:style-name="P8"><text:span text:style-name="Source_20_Text"><text:span text:style-name="T11">Customer</text:span></text:span><text:span text:style-name="Source_20_Text"><text:span text:style-name="T15"> should be notified for the order status.</text:span></text:span></text:p>
                </text:list-item>
                <text:list-item>
                  <text:p text:style-name="P8"><text:span text:style-name="Source_20_Text"><text:span text:style-name="T11">Customer</text:span></text:span><text:span text:style-name="Source_20_Text"><text:span text:style-name="T15"> should be able to track the location of the rider.</text:span></text:span></text:p>
                </text:list-item>
                <text:list-item>
                  <text:p text:style-name="P8"><text:span text:style-name="Source_20_Text"><text:span text:style-name="T205">Customer</text:span></text:span><text:span text:style-name="Source_20_Text"><text:span text:style-name="T206"> should be able to provide review on food quality, delivery service.</text:span></text:span></text:p>
                </text:list-item>
                <text:list-item>
                  <text:p text:style-name="P9"><text:span text:style-name="Source_20_Text"><text:span text:style-name="T207">There should be a cart facility to save the selected items.</text:span></text:span></text:p>
                </text:list-item>
                <text:list-item>
                  <text:p text:style-name="P10"><text:span text:style-name="Source_20_Text"><text:span text:style-name="T208">The </text:span></text:span><text:span text:style-name="Source_20_Text"><text:span text:style-name="T205">custome</text:span></text:span><text:span text:style-name="Source_20_Text"><text:span text:style-name="T208">r should be able to mark a restaurant as his favourite.</text:span></text:span></text:p>
                </text:list-item>
                <text:list-item>
                  <text:p text:style-name="P11"><text:span text:style-name="Source_20_Text"><text:span text:style-name="T209">Order should be able to cancel the order in the specified time.</text:span></text:span></text:p>
                </text:list-item>
              </text:list>
            </text:list-item>
            <text:list-item>
              <text:p text:style-name="P3"><text:span text:style-name="Source_20_Text"><text:span text:style-name="T158">non-functional requirements and </text:span></text:span></text:p>
              <text:list>
                <text:list-item>
                  <text:p text:style-name="P12"><text:span text:style-name="Source_20_Text"><text:span text:style-name="T16">Service should be highly consistent and available.</text:span></text:span></text:p>
                </text:list-item>
              </text:list>
            </text:list-item>
            <text:list-item>
              <text:p text:style-name="P3"><text:span text:style-name="Source_20_Text"><text:span text:style-name="T158">extended requirements.</text:span></text:span></text:p>
              <text:list>
                <text:list-item>
                  <text:p text:style-name="P13"><text:span text:style-name="Source_20_Text"><text:span text:style-name="T17">Different types of a</text:span></text:span><text:span text:style-name="Source_20_Text"><text:span text:style-name="T18">nalytics </text:span></text:span><text:span text:style-name="Source_20_Text"><text:span text:style-name="T17">should be recorded</text:span></text:span><text:span text:style-name="Source_20_Text"><text:span text:style-name="T19">.</text:span></text:span></text:p>
                </text:list-item>
              </text:list>
            </text:list-item>
          </text:list>
        </text:list-item>
        <text:list-item>
          <text:p text:style-name="P14"><text:span text:style-name="Source_20_Text"><text:span text:style-name="T159">Algorithm,</text:span></text:span></text:p>
          <text:list>
            <text:list-item>
              <text:p text:style-name="P14"><text:span text:style-name="Source_20_Text"><text:span text:style-name="T20">For food delivery system such as Food Panda, the customers are mostly concentrated in urban areas and it delivers the food in only the nearby areas of any restaurant.</text:span></text:span></text:p>
            </text:list-item>
            <text:list-item>
              <text:p text:style-name="P14"><text:span text:style-name="Source_20_Text"><text:span text:style-name="T21">Food Panda generally divides its service area in some zones called delivery zones. This delivery zone is basically a geo-fencing on google map which is essentially a polygon drawn on the google map.</text:span></text:span></text:p>
            </text:list-item>
            <text:list-item>
              <text:p text:style-name="P14"><text:span text:style-name="Source_20_Text"><text:span text:style-name="T22">These geo-fenced delivery zones are saved at the end of google as zone1, zone2, etc. and we can send (lat, long) of any location to know that in which delivery zone it lies.</text:span></text:span></text:p>
            </text:list-item>
            <text:list-item>
              <text:p text:style-name="P14"><text:span text:style-name="Source_20_Text"><text:span text:style-name="T23">We can get the zones of all our associated restaurant by hitting the google api one by one for them </text:span></text:span><text:span text:style-name="Source_20_Text"><text:span text:style-name="T24">and save their corresponding delivery zone in our database</text:span></text:span><text:span text:style-name="Source_20_Text"><text:span text:style-name="T23">. </text:span></text:span><text:span text:style-name="Source_20_Text"><text:span text:style-name="T25">Whenever we change the configuration of our delivery zone, we need to </text:span></text:span><text:span text:style-name="Source_20_Text"><text:span text:style-name="T26">update</text:span></text:span><text:span text:style-name="Source_20_Text"><text:span text:style-name="T25"> our database as well.</text:span></text:span></text:p>
            </text:list-item>
            <text:list-item>
              <text:p text:style-name="P14"><text:span text:style-name="Source_20_Text"><text:span text:style-name="T27">When a customer becomes online, we send his location in the google api and get the name of his delivery zone </text:span></text:span><text:span text:style-name="Source_20_Text"><text:span text:style-name="T24">and we show him the list of all the restaurants of his delivery zone.</text:span></text:span></text:p>
            </text:list-item>
            <text:list-item>
              <text:p text:style-name="P14"><text:span text:style-name="Source_20_Text"><text:span text:style-name="T28">When a customer makes an order, and when the restaurant confirms his order, a rider is assigned his order to deliver.</text:span></text:span></text:p>
            </text:list-item>
            <text:list-item>
              <text:p text:style-name="P51"><text:span text:style-name="Source_20_Text"><text:span text:style-name="T29">The rider is assigned to a particular order on the basis of his availability. </text:span></text:span><text:span text:style-name="Source_20_Text"><text:span text:style-name="T30">Availablity is decided on the basis of his working time and if it is his working time then his visiting point (pickup point or delivery point) should </text:span></text:span><text:span text:style-name="Source_20_Text"><text:span text:style-name="T31">be less than 3</text:span></text:span><text:span text:style-name="Source_20_Text"><text:span text:style-name="T30">.</text:span></text:span></text:p>
            </text:list-item>
            <text:list-item>
              <text:p text:style-name="P51"><text:span text:style-name="Source_20_Text"><text:span text:style-name="T32">If a rider is available, then the order is assingned to him on the basis of result of running hungarian algorithm. </text:span></text:span><text:span text:style-name="Source_20_Text"><text:span text:style-name="T33">For this, after every 10 seconds, a job is run and a matrix is prepared with all the orders which came in last 10 seconds and all the available riders. </text:span></text:span><text:span text:style-name="Source_20_Text"><text:span text:style-name="T34">And the score of all the riders for all the orders is prepared on the basis of following points:</text:span></text:span></text:p>
              <text:list>
                <text:list-item>
                  <text:p text:style-name="P50"><text:span text:style-name="Source_20_Text"><text:span text:style-name="T35">Time passed after order confirmation by the restaurant,</text:span></text:span></text:p>
                </text:list-item>
                <text:list-item>
                  <text:p text:style-name="P50"><text:span text:style-name="Source_20_Text"><text:span text:style-name="T36">Increase in travel distance </text:span></text:span><text:span text:style-name="Source_20_Text"><text:span text:style-name="T37">due to new order</text:span></text:span><text:span text:style-name="Source_20_Text"><text:span text:style-name="T36">,</text:span></text:span></text:p>
                </text:list-item>
                <text:list-item>
                  <text:p text:style-name="P14"><text:soft-page-break/><text:span text:style-name="Source_20_Text"><text:span text:style-name="T36">Increase in travel time </text:span></text:span><text:span text:style-name="Source_20_Text"><text:span text:style-name="T37">due to new order</text:span></text:span><text:span text:style-name="Source_20_Text"><text:span text:style-name="T36">,</text:span></text:span></text:p>
                </text:list-item>
                <text:list-item>
                  <text:p text:style-name="P15"><text:span text:style-name="Source_20_Text"><text:span text:style-name="T37">Deviation due to new order,</text:span></text:span></text:p>
                </text:list-item>
                <text:list-item>
                  <text:p text:style-name="P15"><text:span text:style-name="Source_20_Text"><text:span text:style-name="T38">Rating of the rider, etc</text:span></text:span><text:span text:style-name="Source_20_Text"><text:span text:style-name="T37">.</text:span></text:span></text:p>
                </text:list-item>
              </text:list>
              <text:p text:style-name="P14"><text:span text:style-name="Source_20_Text"><text:span text:style-name="T39">And then hungarian algorithm is run on the matrix and the riders are assigned to the order. </text:span></text:span><text:span text:style-name="Source_20_Text"><text:span text:style-name="T40">A rider has nothing to do in the decision making of delivery sequence. If a new order is assigned to a rider, his points to be visited are updated according to the result of the algorithm.</text:span></text:span></text:p>
            </text:list-item>
            <text:list-item>
              <text:p text:style-name="P52"><text:span text:style-name="Source_20_Text"><text:span text:style-name="T152">Hungarian algorithm:</text:span></text:span></text:p>
              <text:p text:style-name="P53"><text:a xlink:type="simple" xlink:href="https://en.wikipedia.org/wiki/Hungarian_algorithm" text:style-name="Internet_20_link" text:visited-style-name="Visited_20_Internet_20_Link"><text:span text:style-name="Source_20_Text"><text:span text:style-name="T41">https://en.wikipedia.org/wiki/Hungarian_algorithm</text:span></text:span></text:a></text:p>
              <text:p text:style-name="P53"><text:span text:style-name="Source_20_Text"><text:span text:style-name="T41">https://www.geeksforgeeks.org/hungarian-algorithm-assignment-problem-set-1-introduction/</text:span></text:span></text:p>
            </text:list-item>
            <text:list-item>
              <text:p text:style-name="P14"><text:span text:style-name="Source_20_Text"><text:span text:style-name="T42">A</text:span></text:span><text:span text:style-name="Source_20_Text"><text:span text:style-name="T43">ll the rider’s client send their position after every 5 seconds. If a customer wants to track the position of the rider assigned to his order, the position of the rider is sent to the user through the web socket connection.</text:span></text:span></text:p>
            </text:list-item>
          </text:list>
        </text:list-item>
        <text:list-item>
          <text:p text:style-name="P59"><text:span text:style-name="Source_20_Text"><text:span text:style-name="T160">Nature of business:</text:span></text:span></text:p>
          <text:list>
            <text:list-item>
              <text:p text:style-name="P61"><text:span text:style-name="Source_20_Text"><text:span text:style-name="T161">some of the features </text:span></text:span><text:span text:style-name="Source_20_Text"><text:span text:style-name="T162">need to</text:span></text:span><text:span text:style-name="Source_20_Text"><text:span text:style-name="T161"> be faster than the others,</text:span></text:span></text:p>
              <text:list>
                <text:list-item>
                  <text:p text:style-name="P16"><text:span text:style-name="Source_20_Text"><text:span text:style-name="T44">Read from the system will be more than writes in the system but their ratio will be around 3 : 1. </text:span></text:span><text:span text:style-name="Source_20_Text"><text:span text:style-name="T45">On average a customer searches 2 or 3 restaurants and then put the order. </text:span></text:span><text:span text:style-name="Source_20_Text"><text:span text:style-name="T46">So reads and writes both should be fast. As fast as possible.</text:span></text:span></text:p>
                </text:list-item>
              </text:list>
            </text:list-item>
            <text:list-item>
              <text:p text:style-name="P61"><text:span text:style-name="Source_20_Text"><text:span text:style-name="T161">some of the features </text:span></text:span><text:span text:style-name="Source_20_Text"><text:span text:style-name="T162">can</text:span></text:span><text:span text:style-name="Source_20_Text"><text:span text:style-name="T161"> be used more than the others during some specific time,</text:span></text:span></text:p>
              <text:list>
                <text:list-item>
                  <text:p text:style-name="P17"><text:span text:style-name="Source_20_Text"><text:span text:style-name="T47">There will be some peak time of orders: mostly in the evening and in the afternoon. </text:span></text:span><text:span text:style-name="Source_20_Text"><text:span text:style-name="T48">But mostly all types of features will be used almost equally as we have already mentioned that read and write ratio is 3 : 1.</text:span></text:span></text:p>
                </text:list-item>
              </text:list>
            </text:list-item>
            <text:list-item>
              <text:p text:style-name="P18"><text:span text:style-name="Source_20_Text"><text:span text:style-name="T161">some of the features </text:span></text:span><text:span text:style-name="Source_20_Text"><text:span text:style-name="T162">can</text:span></text:span><text:span text:style-name="Source_20_Text"><text:span text:style-name="T161"> be used more than the others </text:span></text:span><text:span text:style-name="Source_20_Text"><text:span text:style-name="T163">from</text:span></text:span><text:span text:style-name="Source_20_Text"><text:span text:style-name="T161"> some specific </text:span></text:span><text:span text:style-name="Source_20_Text"><text:span text:style-name="T163">geolocation</text:span></text:span><text:span text:style-name="Source_20_Text"><text:span text:style-name="T161">,</text:span></text:span></text:p>
              <text:list>
                <text:list-item>
                  <text:p text:style-name="P19"><text:span text:style-name="Source_20_Text"><text:span text:style-name="T49">The users of this service will generally be concentrated in certain urban areas. </text:span></text:span><text:span text:style-name="Source_20_Text"><text:span text:style-name="T50">The informations related to any particular urban area (such as restaurant lists of different delivery zones) can be saved on the nearby CDNs.</text:span></text:span></text:p>
                </text:list-item>
              </text:list>
            </text:list-item>
          </text:list>
        </text:list-item>
        <text:list-item>
          <text:p text:style-name="P3"><text:span text:style-name="Source_20_Text"><text:span text:style-name="T164">Some Design Considerations,</text:span></text:span></text:p>
          <text:list>
            <text:list-item>
              <text:p text:style-name="P20"><text:span text:style-name="Source_20_Text"><text:span text:style-name="T51">The customer should be able to order the items only from one restaura</text:span></text:span><text:span text:style-name="Source_20_Text"><text:span text:style-name="T52">nt at a time. If he had added some items from one restaurant in cart and then </text:span></text:span><text:span text:style-name="Source_20_Text"><text:span text:style-name="T53">tries to add items from other restaurant then we will give him warning that the cart items of the first restaurant will be discarded.</text:span></text:span></text:p>
            </text:list-item>
            <text:list-item>
              <text:p text:style-name="P20"><text:span text:style-name="Source_20_Text"><text:span text:style-name="T51">The system will not handle partial orders. Either user gets all the </text:span></text:span><text:span text:style-name="Source_20_Text"><text:span text:style-name="T54">items</text:span></text:span><text:span text:style-name="Source_20_Text"><text:span text:style-name="T51"> they want, or they get nothing.</text:span></text:span></text:p>
            </text:list-item>
            <text:list-item>
              <text:p text:style-name="P3"><text:span text:style-name="Source_20_Text"><text:span text:style-name="T51">We can assume that traffic would spike </text:span></text:span><text:span text:style-name="Source_20_Text"><text:span text:style-name="T55">in the evening and the afternoon. </text:span></text:span><text:span text:style-name="Source_20_Text"><text:span text:style-name="T51">The system should be scalable, highly available to cope up with the surge in traffic.</text:span></text:span></text:p>
            </text:list-item>
          </text:list>
        </text:list-item>
        <text:list-item>
          <text:p text:style-name="P57"><text:span text:style-name="Source_20_Text"><text:span text:style-name="T165">System APIs,</text:span></text:span></text:p>
          <text:list>
            <text:list-item>
              <text:p text:style-name="P57"><text:span text:style-name="Source_20_Text"><text:span text:style-name="T166">system APIs,</text:span></text:span></text:p>
              <text:p text:style-name="P21"><text:span text:style-name="Source_20_Text"><text:span text:style-name="T56">We can have SOAP or REST APIs to expose the functionality of our service:</text:span></text:span></text:p>
              <text:list>
                <text:list-item>
                  <text:p text:style-name="P22"><text:span text:style-name="Source_20_Text"><text:span text:style-name="T57">apis for the customer:</text:span></text:span></text:p>
                  <text:list>
                    <text:list-item>
                      <text:p text:style-name="P62"><text:span text:style-name="Source_20_Text"><text:span text:style-name="T58">get</text:span></text:span><text:span text:style-name="Source_20_Text"><text:span text:style-name="T59">SortedRestaurantList</text:span></text:span><text:span text:style-name="Source_20_Text"><text:span text:style-name="T60">(</text:span></text:span><text:span text:style-name="Source_20_Text"><text:span text:style-name="T61">lat, </text:span></text:span><text:span text:style-name="Source_20_Text"><text:span text:style-name="T60">l</text:span></text:span><text:span text:style-name="Source_20_Text"><text:span text:style-name="T61">ong</text:span></text:span><text:span text:style-name="Source_20_Text"><text:span text:style-name="T58">);</text:span></text:span></text:p>
                    </text:list-item>
                    <text:list-item>
                      <text:p text:style-name="P62"><text:span text:style-name="Source_20_Text"><text:span text:style-name="T62">getRestaurantMenu(restaurantId);</text:span></text:span></text:p>
                    </text:list-item>
                    <text:list-item>
                      <text:p text:style-name="P62"><text:span text:style-name="Source_20_Text"><text:span text:style-name="T63">addItemIntoCart(itemId);</text:span></text:span></text:p>
                      <text:p text:style-name="P62"><text:span text:style-name="Source_20_Text"><text:span text:style-name="T63">// </text:span></text:span><text:span text:style-name="Source_20_Text"><text:span text:style-name="T64">If the user is not logged in, his </text:span></text:span><text:span text:style-name="Source_20_Text"><text:span text:style-name="T151">cart will be maintained at the client end in cookies.</text:span></text:span></text:p>
                    </text:list-item>
                    <text:list-item>
                      <text:p text:style-name="P62"><text:span text:style-name="Source_20_Text"><text:span text:style-name="T65">placeOrder</text:span></text:span><text:span text:style-name="Source_20_Text"><text:span text:style-name="T60">(</text:span></text:span><text:span text:style-name="Source_20_Text"><text:span text:style-name="T65">cartId);</text:span></text:span></text:p>
                    </text:list-item>
                    <text:list-item>
                      <text:p text:style-name="P62"><text:span text:style-name="Source_20_Text"><text:span text:style-name="T60">applyPromoCode(cartId, promoCode);</text:span></text:span></text:p>
                    </text:list-item>
                    <text:list-item>
                      <text:p text:style-name="P62"><text:span text:style-name="Source_20_Text"><text:span text:style-name="T66">makePayment(cartId);</text:span></text:span></text:p>
                    </text:list-item>
                    <text:list-item>
                      <text:p text:style-name="P63"><text:span text:style-name="Source_20_Text"><text:span text:style-name="T67">cancelOrder(orderId);</text:span></text:span></text:p>
                    </text:list-item>
                    <text:list-item>
                      <text:p text:style-name="P64"><text:span text:style-name="Source_20_Text"><text:span text:style-name="T68">trackOrder(orderId);</text:span></text:span></text:p>
                    </text:list-item>
                    <text:list-item>
                      <text:p text:style-name="P65"><text:span text:style-name="Source_20_Text"><text:span text:style-name="T69">ws://trackRider(orderId);</text:span></text:span></text:p>
                    </text:list-item>
                  </text:list>
                </text:list-item>
                <text:list-item>
                  <text:p text:style-name="P23"><text:span text:style-name="Source_20_Text"><text:span text:style-name="T57">apis for the vendor or</text:span></text:span><text:span text:style-name="Source_20_Text"><text:span text:style-name="T58"> restauran</text:span></text:span><text:span text:style-name="Source_20_Text"><text:span text:style-name="T57">t:</text:span></text:span></text:p>
                  <text:list>
                    <text:list-item>
                      <text:p text:style-name="P23"><text:span text:style-name="Source_20_Text"><text:span text:style-name="T70">getNewOrders(); <text:s/>// </text:span></text:span><text:span text:style-name="Source_20_Text"><text:span text:style-name="T71">This api can be used for long polling.</text:span></text:span></text:p>
                    </text:list-item>
                    <text:list-item>
                      <text:p text:style-name="P23"><text:span text:style-name="Source_20_Text"><text:span text:style-name="T70">confirmOrder(orderId);</text:span></text:span></text:p>
                    </text:list-item>
                    <text:list-item>
                      <text:p text:style-name="P23"><text:span text:style-name="Source_20_Text"><text:span text:style-name="T72">getRiderInof(orderId);</text:span></text:span></text:p>
                    </text:list-item>
                    <text:list-item>
                      <text:p text:style-name="P23"><text:span text:style-name="Source_20_Text"><text:span text:style-name="T72">orderDispatchConfirmation(orderId);</text:span></text:span></text:p>
                    </text:list-item>
                  </text:list>
                </text:list-item>
                <text:list-item>
                  <text:p text:style-name="P23"><text:span text:style-name="Source_20_Text"><text:span text:style-name="T57">apis for the </text:span></text:span><text:span text:style-name="Source_20_Text"><text:span text:style-name="T73">rider</text:span></text:span><text:span text:style-name="Source_20_Text"><text:span text:style-name="T57">:</text:span></text:span></text:p>
                  <text:list>
                    <text:list-item>
                      <text:p text:style-name="P24"><text:span text:style-name="Source_20_Text"><text:span text:style-name="T73">sendLocation(lat, long);</text:span></text:span></text:p>
                    </text:list-item>
                    <text:list-item>
                      <text:p text:style-name="P25"><text:span text:style-name="Source_20_Text"><text:span text:style-name="T74">getUpdatedPath();</text:span></text:span></text:p>
                      <text:p text:style-name="P25"><text:span text:style-name="Source_20_Text"><text:span text:style-name="T74">// This api will return the list of points or places which he needs to cover at a time.</text:span></text:span></text:p>
                    </text:list-item>
                    <text:list-item>
                      <text:p text:style-name="P26"><text:soft-page-break/><text:span text:style-name="Source_20_Text"><text:span text:style-name="T75">orderPicked(orderId);</text:span></text:span></text:p>
                    </text:list-item>
                    <text:list-item>
                      <text:p text:style-name="P27"><text:span text:style-name="Source_20_Text"><text:span text:style-name="T76">orderDeliveredConfirmation(orderId);</text:span></text:span></text:p>
                    </text:list-item>
                  </text:list>
                </text:list-item>
              </text:list>
            </text:list-item>
            <text:list-item>
              <text:p text:style-name="P21"><text:span text:style-name="Source_20_Text"><text:span text:style-name="T167">Security and permissions means h</text:span></text:span><text:span text:style-name="Source_20_Text"><text:span text:style-name="T166">ow to detect and prevent abuse?</text:span></text:span></text:p>
              <text:p text:style-name="P3"><text:span text:style-name="Source_20_Text"><text:span text:style-name="T51">a</text:span></text:span></text:p>
            </text:list-item>
          </text:list>
        </text:list-item>
        <text:list-item>
          <text:p text:style-name="P60"><text:span text:style-name="Source_20_Text"><text:span text:style-name="T168">Capacity Estimation and Constraints</text:span></text:span></text:p>
          <text:p text:style-name="P60"><text:span text:style-name="Source_20_Text"><text:span text:style-name="T77">We will apply 30 : 50 : 70 capacity model for bandwidth, memory and storage.</text:span></text:span></text:p>
          <text:list>
            <text:list-item>
              <text:p text:style-name="P60"><text:span text:style-name="Source_20_Text"><text:span text:style-name="T169">Estimate of read and write ratio,</text:span></text:span></text:p>
              <text:p text:style-name="P28"><text:span text:style-name="Source_20_Text"><text:span text:style-name="T51">a</text:span></text:span></text:p>
            </text:list-item>
            <text:list-item>
              <text:p text:style-name="P60"><text:span text:style-name="Source_20_Text"><text:span text:style-name="T170">Estimate of number of user</text:span></text:span><text:span text:style-name="Source_20_Text"><text:span text:style-name="T171">s</text:span></text:span><text:span text:style-name="Source_20_Text"><text:span text:style-name="T170"> and their uses,</text:span></text:span></text:p>
              <text:p text:style-name="P28"><text:span text:style-name="Source_20_Text"><text:span text:style-name="T51">a</text:span></text:span></text:p>
            </text:list-item>
            <text:list-item>
              <text:p text:style-name="P60"><text:span text:style-name="Source_20_Text"><text:span text:style-name="T172">Traffic estimates,</text:span></text:span></text:p>
              <text:p text:style-name="P28"><text:span text:style-name="Source_20_Text"><text:span text:style-name="T51">a</text:span></text:span></text:p>
            </text:list-item>
            <text:list-item>
              <text:p text:style-name="P60"><text:span text:style-name="Source_20_Text"><text:span text:style-name="T173">Bandwidth estimates,</text:span></text:span></text:p>
              <text:p text:style-name="P60"><text:span text:style-name="Source_20_Text"><text:span text:style-name="T78">Now, according to the </text:span></text:span><text:span text:style-name="Source_20_Text"><text:span text:style-name="T79">3</text:span></text:span><text:span text:style-name="Source_20_Text"><text:span text:style-name="T78">0% capacity model for </text:span></text:span><text:span text:style-name="Source_20_Text"><text:span text:style-name="T79">bandwidth</text:span></text:span><text:span text:style-name="Source_20_Text"><text:span text:style-name="T78">, the </text:span></text:span><text:span text:style-name="Source_20_Text"><text:span text:style-name="T80">required </text:span></text:span><text:span text:style-name="Source_20_Text"><text:span text:style-name="T81">bandwidth</text:span></text:span><text:span text:style-name="Source_20_Text"><text:span text:style-name="T80"> will be </text:span></text:span><text:span text:style-name="Source_20_Text"><text:span text:style-name="T82">.</text:span></text:span></text:p>
            </text:list-item>
            <text:list-item>
              <text:p text:style-name="P28"><text:span text:style-name="Source_20_Text"><text:span text:style-name="T173">Memory estimates,</text:span></text:span></text:p>
              <text:p text:style-name="P60"><text:span text:style-name="Source_20_Text"><text:span text:style-name="T78">Now, according to th</text:span></text:span><text:span text:style-name="Source_20_Text"><text:span text:style-name="T83">e 50</text:span></text:span><text:span text:style-name="Source_20_Text"><text:span text:style-name="T78">% capacity model for </text:span></text:span><text:span text:style-name="Source_20_Text"><text:span text:style-name="T84">memory</text:span></text:span><text:span text:style-name="Source_20_Text"><text:span text:style-name="T78">, the </text:span></text:span><text:span text:style-name="Source_20_Text"><text:span text:style-name="T80">required </text:span></text:span><text:span text:style-name="Source_20_Text"><text:span text:style-name="T81">bandwidth</text:span></text:span><text:span text:style-name="Source_20_Text"><text:span text:style-name="T80"> will be </text:span></text:span><text:span text:style-name="Source_20_Text"><text:span text:style-name="T82">.</text:span></text:span></text:p>
            </text:list-item>
            <text:list-item>
              <text:p text:style-name="P28"><text:span text:style-name="Source_20_Text"><text:span text:style-name="T172">Storage estimates,</text:span></text:span></text:p>
              <text:p text:style-name="P60"><text:span text:style-name="Source_20_Text"><text:span text:style-name="T78">Now, according to the 70% capacity model for storage, the </text:span></text:span><text:span text:style-name="Source_20_Text"><text:span text:style-name="T80">required storage will be </text:span></text:span><text:span text:style-name="Source_20_Text"><text:span text:style-name="T82">.</text:span></text:span></text:p>
            </text:list-item>
          </text:list>
        </text:list-item>
        <text:list-item>
          <text:p text:style-name="P60"><text:span text:style-name="Source_20_Text"><text:span text:style-name="T174">Database design,</text:span></text:span></text:p>
          <text:list>
            <text:list-item>
              <text:p text:style-name="P57"><text:span text:style-name="Source_20_Text"><text:span text:style-name="T175">Important points about </text:span></text:span><text:span text:style-name="Source_20_Text"><text:span text:style-name="T176">nature of</text:span></text:span><text:span text:style-name="Source_20_Text"><text:span text:style-name="T175"> data,</text:span></text:span></text:p>
              <text:list>
                <text:list-item>
                  <text:p text:style-name="P29"><text:span text:style-name="Source_20_Text"><text:span text:style-name="T85">We have very lagre number of customers </text:span></text:span><text:span text:style-name="Source_20_Text"><text:span text:style-name="T86">all around the globe</text:span></text:span><text:span text:style-name="Source_20_Text"><text:span text:style-name="T85">.</text:span></text:span></text:p>
                </text:list-item>
                <text:list-item>
                  <text:p text:style-name="P30"><text:span text:style-name="Source_20_Text"><text:span text:style-name="T87">The data looks by and lagre relational.</text:span></text:span></text:p>
                </text:list-item>
                <text:list-item>
                  <text:p text:style-name="P31"><text:span text:style-name="Source_20_Text"><text:span text:style-name="T88">Our service has good ratio of read and write both. Around 3 : 1.</text:span></text:span></text:p>
                </text:list-item>
              </text:list>
            </text:list-item>
            <text:list-item>
              <text:p text:style-name="P57"><text:span text:style-name="Source_20_Text"><text:span text:style-name="T177">B</text:span></text:span><text:span text:style-name="Source_20_Text"><text:span text:style-name="T178">asic d</text:span></text:span><text:span text:style-name="Source_20_Text"><text:span text:style-name="T179">atabase schema,</text:span></text:span></text:p>
              <text:list>
                <text:list-item>
                  <text:p text:style-name="P54"><text:span text:style-name="Source_20_Text"><text:span text:style-name="T149">FoodPanda DB Schema</text:span></text:span></text:p>
                </text:list-item>
                <text:list-item>
                  <text:p text:style-name="P55"><text:span text:style-name="Source_20_Text"><text:span text:style-name="T90">Explanation of some fiel</text:span></text:span><text:span text:style-name="Source_20_Text"><text:span text:style-name="T150">ds:</text:span></text:span></text:p>
                  <text:list>
                    <text:list-item>
                      <text:p text:style-name="P55"><text:span text:style-name="Source_20_Text"><text:span text:style-name="T89">Restaurant</text:span></text:span></text:p>
                      <text:list>
                        <text:list-item>
                          <text:p text:style-name="P55"><text:span text:style-name="Source_20_Text"><text:span text:style-name="T91">speciality</text:span></text:span><text:span text:style-name="Source_20_Text"><text:span text:style-name="T150"> </text:span></text:span><text:span text:style-name="Source_20_Text"><text:span text:style-name="T91">: chinese, south-indian, continental, etc.</text:span></text:span></text:p>
                        </text:list-item>
                      </text:list>
                    </text:list-item>
                    <text:list-item>
                      <text:p text:style-name="P55"><text:span text:style-name="Source_20_Text"><text:span text:style-name="T92">I</text:span></text:span><text:span text:style-name="Source_20_Text"><text:span text:style-name="T89">tem</text:span></text:span></text:p>
                      <text:list>
                        <text:list-item>
                          <text:p text:style-name="P55"><text:span text:style-name="Source_20_Text"><text:span text:style-name="T93">type : </text:span></text:span><text:span text:style-name="Source_20_Text"><text:span text:style-name="T96">veg / non-veg,</text:span></text:span></text:p>
                        </text:list-item>
                      </text:list>
                    </text:list-item>
                    <text:list-item>
                      <text:p text:style-name="P56"><text:span text:style-name="Source_20_Text"><text:span text:style-name="T89">Cart</text:span></text:span></text:p>
                      <text:list>
                        <text:list-item>
                          <text:p text:style-name="P56"><text:span text:style-name="Source_20_Text"><text:span text:style-name="T107">An unlogged-in user can also have his cart.</text:span></text:span></text:p>
                        </text:list-item>
                        <text:list-item>
                          <text:p text:style-name="P56"><text:span text:style-name="Source_20_Text"><text:span text:style-name="T108">Once the order is transferred to the order table, the entry </text:span></text:span><text:span text:style-name="Source_20_Text"><text:span text:style-name="T109">for the user</text:span></text:span><text:span text:style-name="Source_20_Text"><text:span text:style-name="T108"> is deleted from this table.</text:span></text:span></text:p>
                        </text:list-item>
                      </text:list>
                    </text:list-item>
                    <text:list-item>
                      <text:p text:style-name="P56"><text:span text:style-name="Source_20_Text"><text:span text:style-name="T89">DeliveryDetail</text:span></text:span></text:p>
                      <text:list>
                        <text:list-item>
                          <text:p text:style-name="P56"><text:span text:style-name="Source_20_Text"><text:span text:style-name="T139">DeliveryDetail is a separate table because same order can be assigned to more than one riders. Suppose an order is assigned to a rider but his bike got punctured mid-way, so some other rider can be assigned same order and for him, the location of the first rider will be the pick-up location and the delivery location will be the same.</text:span></text:span></text:p>
                        </text:list-item>
                      </text:list>
                    </text:list-item>
                  </text:list>
                </text:list-item>
                <text:list-item>
                  <text:p text:style-name="P45"><text:span text:style-name="Source_20_Text"><text:span text:style-name="T126">a</text:span></text:span></text:p>
                </text:list-item>
              </text:list>
            </text:list-item>
            <text:list-item>
              <text:p text:style-name="P46"><text:span text:style-name="Source_20_Text"><text:span text:style-name="T180">identify the relations,</text:span></text:span></text:p>
              <text:p text:style-name="P47"><text:span text:style-name="Source_20_Text"><text:span text:style-name="T140">Relations between the tables are already covered in the previous section.</text:span></text:span></text:p>
            </text:list-item>
            <text:list-item>
              <text:p text:style-name="P57"><text:span text:style-name="Source_20_Text"><text:span text:style-name="T179">What type of database should we use?</text:span></text:span></text:p>
              <text:p text:style-name="P48"><text:span text:style-name="Source_20_Text"><text:span text:style-name="T141">Relational database such as MySQL or PostgreSQL,</text:span></text:span></text:p>
            </text:list-item>
          </text:list>
        </text:list-item>
        <text:list-item>
          <text:p text:style-name="P3"><text:span text:style-name="Source_20_Text"><text:span text:style-name="T159">Basic system design,</text:span></text:span></text:p>
          <text:p text:style-name="P3"><text:span text:style-name="Source_20_Text"><text:span text:style-name="T51">a</text:span></text:span></text:p>
        </text:list-item>
        <text:list-item>
          <text:p text:style-name="P57"><text:span text:style-name="Source_20_Text"><text:span text:style-name="T181">Different </text:span></text:span><text:span text:style-name="Source_20_Text"><text:span text:style-name="T182">Component</text:span></text:span><text:span text:style-name="Source_20_Text"><text:span text:style-name="T183">s</text:span></text:span><text:span text:style-name="Source_20_Text"><text:span text:style-name="T182"> design,</text:span></text:span></text:p>
          <text:p text:style-name="P57"><text:span text:style-name="Source_20_Text"><text:span text:style-name="T142">a</text:span></text:span></text:p>
        </text:list-item>
        <text:list-item>
          <text:p text:style-name="P3"><text:span text:style-name="Source_20_Text"><text:span text:style-name="T184">Concurrency,</text:span></text:span></text:p>
          <text:list>
            <text:list-item>
              <text:p text:style-name="P57"><text:span text:style-name="Source_20_Text"><text:span text:style-name="T184">How to handle concurrency issues,</text:span></text:span></text:p>
              <text:p text:style-name="P3"><text:span text:style-name="Source_20_Text"><text:span text:style-name="T51">a</text:span></text:span></text:p>
            </text:list-item>
          </text:list>
        </text:list-item>
        <text:list-item>
          <text:p text:style-name="P57"><text:span text:style-name="Source_20_Text"><text:span text:style-name="T185">Data Partitioning,</text:span></text:span></text:p>
          <text:list>
            <text:list-item>
              <text:p text:style-name="P3"><text:span text:style-name="Source_20_Text"><text:span text:style-name="T186">Vertical or feature based partitioning,</text:span></text:span></text:p>
              <text:p text:style-name="P3"><text:span text:style-name="Source_20_Text"><text:span text:style-name="T51">a</text:span></text:span></text:p>
            </text:list-item>
            <text:list-item>
              <text:p text:style-name="P3"><text:span text:style-name="Source_20_Text"><text:span text:style-name="T187">Range based partitioning,</text:span></text:span></text:p>
              <text:p text:style-name="P3"><text:span text:style-name="Source_20_Text"><text:span text:style-name="T51">a</text:span></text:span></text:p>
            </text:list-item>
            <text:list-item>
              <text:p text:style-name="P3"><text:soft-page-break/><text:span text:style-name="Source_20_Text"><text:span text:style-name="T187">Hash based partitioning,</text:span></text:span></text:p>
              <text:p text:style-name="P3"><text:span text:style-name="Source_20_Text"><text:span text:style-name="T51">a</text:span></text:span></text:p>
            </text:list-item>
          </text:list>
        </text:list-item>
        <text:list-item>
          <text:p text:style-name="P3"><text:span text:style-name="Source_20_Text"><text:span text:style-name="T188">Data replication,</text:span></text:span></text:p>
          <text:p text:style-name="P3"><text:span text:style-name="Source_20_Text"><text:span text:style-name="T51">a</text:span></text:span></text:p>
        </text:list-item>
        <text:list-item>
          <text:p text:style-name="P3"><text:span text:style-name="Source_20_Text"><text:span text:style-name="T189">Data archiving,</text:span></text:span></text:p>
          <text:p text:style-name="P3"><text:span text:style-name="Source_20_Text"><text:span text:style-name="T51">a</text:span></text:span></text:p>
        </text:list-item>
        <text:list-item>
          <text:p text:style-name="P57"><text:span text:style-name="Source_20_Text"><text:span text:style-name="T190">Cache,</text:span></text:span></text:p>
          <text:list>
            <text:list-item>
              <text:p text:style-name="P57"><text:span text:style-name="Source_20_Text"><text:span text:style-name="T191">How much cache should we use?</text:span></text:span></text:p>
              <text:p text:style-name="P3"><text:span text:style-name="Source_20_Text"><text:span text:style-name="T51">a</text:span></text:span></text:p>
            </text:list-item>
            <text:list-item>
              <text:p text:style-name="P57"><text:span text:style-name="Source_20_Text"><text:span text:style-name="T192">Which cache eviction policy would best fit our needs?</text:span></text:span></text:p>
              <text:p text:style-name="P3"><text:span text:style-name="Source_20_Text"><text:span text:style-name="T51">a</text:span></text:span></text:p>
            </text:list-item>
            <text:list-item>
              <text:p text:style-name="P57"><text:span text:style-name="Source_20_Text"><text:span text:style-name="T193">How can each cache replica be updated?</text:span></text:span></text:p>
              <text:p text:style-name="P3"><text:span text:style-name="Source_20_Text"><text:span text:style-name="T51">a</text:span></text:span></text:p>
            </text:list-item>
          </text:list>
        </text:list-item>
        <text:list-item>
          <text:p text:style-name="P3"><text:span text:style-name="Source_20_Text"><text:span text:style-name="T194">Where to add load balancers?</text:span></text:span></text:p>
          <text:p text:style-name="P3"><text:span text:style-name="Source_20_Text"><text:span text:style-name="T51">a</text:span></text:span></text:p>
        </text:list-item>
        <text:list-item>
          <text:p text:style-name="P3"><text:span text:style-name="Source_20_Text"><text:span text:style-name="T195">Purging or DB cleanup,</text:span></text:span></text:p>
          <text:p text:style-name="P3"><text:span text:style-name="Source_20_Text"><text:span text:style-name="T51">a</text:span></text:span></text:p>
        </text:list-item>
        <text:list-item>
          <text:p text:style-name="P3"><text:span text:style-name="Source_20_Text"><text:span text:style-name="T196">Data deduplication,</text:span></text:span></text:p>
          <text:p text:style-name="P3"><text:span text:style-name="Source_20_Text"><text:span text:style-name="T51">a</text:span></text:span></text:p>
        </text:list-item>
        <text:list-item>
          <text:p text:style-name="P3"><text:span text:style-name="Source_20_Text"><text:span text:style-name="T197">Optimizations on the client to improve user experience,</text:span></text:span></text:p>
          <text:p text:style-name="P3"><text:span text:style-name="Source_20_Text"><text:span text:style-name="T51">a</text:span></text:span></text:p>
        </text:list-item>
        <text:list-item>
          <text:p text:style-name="P3"><text:span text:style-name="Source_20_Text"><text:span text:style-name="T198">User Persionalization,</text:span></text:span></text:p>
          <text:p text:style-name="P3"><text:span text:style-name="Source_20_Text"><text:span text:style-name="T51">a</text:span></text:span></text:p>
        </text:list-item>
        <text:list-item>
          <text:p text:style-name="P3"><text:span text:style-name="Source_20_Text"><text:span text:style-name="T199">Advanced Issues,</text:span></text:span></text:p>
          <text:p text:style-name="P3"><text:span text:style-name="Source_20_Text"><text:span text:style-name="T51">a</text:span></text:span></text:p>
        </text:list-item>
        <text:list-item>
          <text:p text:style-name="P57"><text:span text:style-name="Source_20_Text"><text:span text:style-name="T200">Analytics,</text:span></text:span></text:p>
          <text:list>
            <text:list-item>
              <text:p text:style-name="P57"><text:span text:style-name="Source_20_Text"><text:span text:style-name="T201">What type of analytics should be tracked </text:span></text:span><text:span text:style-name="Source_20_Text"><text:span text:style-name="T202">and how that analytics will be used to extract informations</text:span></text:span><text:span text:style-name="Source_20_Text"><text:span text:style-name="T201">?</text:span></text:span></text:p>
              <text:p text:style-name="P3"><text:span text:style-name="Source_20_Text"><text:span text:style-name="T51">a</text:span></text:span></text:p>
            </text:list-item>
          </text:list>
        </text:list-item>
        <text:list-item>
          <text:p text:style-name="P3"><text:span text:style-name="Source_20_Text"><text:span text:style-name="T203">Monitoring:</text:span></text:span><text:span text:style-name="Source_20_Text"><text:span text:style-name="T143">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57"><text:span text:style-name="Source_20_Text"><text:span text:style-name="T144">No. of hits per day,</text:span></text:span></text:p>
            </text:list-item>
            <text:list-item>
              <text:p text:style-name="P57"><text:span text:style-name="Source_20_Text"><text:span text:style-name="T144">No. of hits per second and what is the daily peak?</text:span></text:span></text:p>
            </text:list-item>
            <text:list-item>
              <text:p text:style-name="P57"><text:span text:style-name="Source_20_Text"><text:span text:style-name="T145">Amount of data coming in and going out per day,</text:span></text:span></text:p>
            </text:list-item>
            <text:list-item>
              <text:p text:style-name="P57"><text:span text:style-name="Source_20_Text"><text:span text:style-name="T145">Amount of data coming in and going out per second and what is the daily peak?</text:span></text:span></text:p>
            </text:list-item>
            <text:list-item>
              <text:p text:style-name="P57"><text:span text:style-name="Source_20_Text"><text:span text:style-name="T146">Average latency seen by the user,</text:span></text:span></text:p>
            </text:list-item>
          </text:list>
          <text:p text:style-name="P57"><text:span text:style-name="Source_20_Text"><text:span text:style-name="T147"/></text:span></text:p>
          <text:p text:style-name="P57"><text:span text:style-name="Source_20_Text"><text:span text:style-name="T147"><text:s text:c="8"/>By monitoring these counters, we will realize if we need more replication or load balancing or caching, etc.</text:span></text:span></text:p>
          <text:p text:style-name="P57"><text:span text:style-name="Source_20_Text"><text:span text:style-name="T148"><text:s text:c="8"/>Continue benchmarking and monitoring your system to address bottlenecks as they come up. Scaling is an iterative process.</text:span></text:span></text:p>
          <text:p text:style-name="P57"><text:span text:style-name="Source_20_Text"><text:span text:style-name="T148"/></text:span></text:p>
        </text:list-item>
        <text:list-item>
          <text:p text:style-name="P57"><text:span text:style-name="Source_20_Text"><text:span text:style-name="T204">Follow up questions:</text:span></text:span></text:p>
          <text:p text:style-name="P57"><text:span text:style-name="Source_20_Text"><text:span text:style-name="T147">a</text:span></text:span></text:p>
        </text:list-item>
        <text:list-item>
          <text:p text:style-name="P57"><text:span text:style-name="Source_20_Text"><text:span text:style-name="T14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8-12T18:51:41.251348882</dc:date>
    <meta:editing-duration>P30DT15H56M53S</meta:editing-duration>
    <meta:editing-cycles>1809</meta:editing-cycles>
    <meta:document-statistic meta:table-count="0" meta:image-count="0" meta:object-count="0" meta:page-count="4" meta:paragraph-count="174" meta:word-count="1746" meta:character-count="9810" meta:non-whitespace-character-count="8350"/>
  </office:meta>
</office:document-meta>
</file>